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00e446"/>
    </style:style>
    <style:style style:name="T1" style:family="text">
      <style:text-properties fo:font-variant="normal" fo:text-transform="none" fo:color="#273239" style:font-name="Nunito" fo:font-size="12.75pt" fo:letter-spacing="normal" fo:font-style="normal" fo:font-weight="normal"/>
    </style:style>
    <style:style style:name="T2" style:family="text">
      <style:text-properties fo:font-variant="normal" fo:text-transform="none" fo:color="#273239" style:font-name="Nunito" fo:font-size="12.75pt" fo:letter-spacing="normal" fo:font-style="normal" fo:font-weight="normal" loext:padding="0cm" loext:border="none"/>
    </style:style>
    <style:style style:name="T3" style:family="text">
      <style:text-properties fo:font-variant="normal" fo:text-transform="none" fo:color="#273239" style:font-name="Nunito" fo:font-size="12.75pt" fo:letter-spacing="normal" fo:font-style="normal" fo:font-weight="bold" style:font-weight-asian="bold" style:font-weight-complex="bold"/>
    </style:style>
    <style:style style:name="T4" style:family="text">
      <style:text-properties fo:font-variant="normal" fo:text-transform="none" fo:color="#273239" style:font-name="Nunito" fo:font-size="12.75pt" fo:letter-spacing="normal" fo:font-style="normal" fo:font-weight="bold" style:font-weight-asian="bold" style:font-weight-complex="bold" loext:padding="0cm" loext:border="none"/>
    </style:style>
    <style:style style:name="T5" style:family="text">
      <style:text-properties fo:font-variant="normal" fo:text-transform="none" fo:color="#273239" fo:letter-spacing="normal"/>
    </style:style>
    <style:style style:name="T6" style:family="text">
      <style:text-properties fo:font-variant="normal" fo:text-transform="none" fo:color="#273239" fo:letter-spacing="normal"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Adaptive Resonance Theory </text:span></text:span><text:span text:style-name="Strong_20_Emphasis"><text:span text:style-name="T2">(ART)</text:span></text:span><text:span text:style-name="T5"> </text:span><text:span text:style-name="T1">Adaptive resonance theory is a type of neural network</text:span></text:p>
      <text:p text:style-name="P1"><text:span text:style-name="T1"/></text:p>
      <text:p text:style-name="P1"><text:span text:style-name="T1"><text:s/>The basic ART uses </text:span><text:span text:style-name="T3">unsupervised learning technique.</text:span><text:span text:style-name="T1"> The term </text:span><text:span text:style-name="Strong_20_Emphasis"><text:span text:style-name="T6">“</text:span></text:span><text:span text:style-name="Strong_20_Emphasis"><text:span text:style-name="T2">adaptive”</text:span></text:span><text:span text:style-name="T5"> </text:span><text:span text:style-name="T1">and </text:span><text:span text:style-name="Strong_20_Emphasis"><text:span text:style-name="T6">“</text:span></text:span><text:span text:style-name="Strong_20_Emphasis"><text:span text:style-name="T2">resonance”</text:span></text:span><text:span text:style-name="T5"> </text:span><text:span text:style-name="T1">used in this suggests that they are open to new learning(i.e. adaptive) without discarding the previous or the old information(i.e. resonance). </text:span></text:p>
      <text:p text:style-name="P1"><text:span text:style-name="T1"/></text:p>
      <text:p text:style-name="P1"><text:span text:style-name="T1">The ART networks are known to solve the stability-plasticity dilemma i.e., stability refers to their nature of memorizing the learning and plasticity refers to the fact that they are flexible to gain new information. Due to this the nature of ART they are always able to learn new input patterns without forgetting the past. </text:span></text:p>
      <text:p text:style-name="P1"><text:span text:style-name="T1"/></text:p>
      <text:p text:style-name="P1"><text:span text:style-name="T1">ART networks implement a clustering algorithm. Input is presented to the network and the algorithm checks whether it fits into one of the already stored clusters. If it fits then the input is added to the cluster that matches the most else a new cluster is form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4T01:00:02.980460947</meta:creation-date>
    <dc:date>2023-05-24T23:13:55.990374960</dc:date>
    <meta:editing-duration>PT5H44M51S</meta:editing-duration>
    <meta:editing-cycles>1</meta:editing-cycles>
    <meta:document-statistic meta:table-count="0" meta:image-count="0" meta:object-count="0" meta:page-count="1" meta:paragraph-count="4" meta:word-count="147" meta:character-count="908" meta:non-whitespace-character-count="761"/>
    <meta:generator>LibreOffice/6.4.7.2$Linux_X86_64 LibreOffice_project/40$Build-2</meta:generator>
  </office:meta>
</office:document-meta>
</file>